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6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29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22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3" office:value-type="string" calcext:value-type="string">
            <text:p>TYPE (int)</text:p>
          </table:table-cell>
          <table:table-cell/>
          <table:table-cell table:style-name="ce18" office:value-type="string" calcext:value-type="string">
            <text:p>JSValu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JSFunction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enum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Wrap</text:p>
          </table:table-cell>
          <table:table-cell/>
          <table:table-cell table:style-name="ce5" office:value-type="string" calcext:value-type="string">
            <text:p>FuncOf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UNDEFINED</text:p>
          </table:table-cell>
          <table:table-cell table:style-name="ce27"/>
          <table:table-cell table:style-name="ce5" office:value-type="string" calcext:value-type="string">
            <text:p>New</text:p>
          </table:table-cell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NULL</text:p>
          </table:table-cell>
          <table:table-cell table:style-name="ce27"/>
          <table:table-cell table:style-name="ce5"/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BOOLEAN</text:p>
          </table:table-cell>
          <table:table-cell table:style-name="ce27"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NUMBER</text:p>
          </table:table-cell>
          <table:table-cell/>
          <table:table-cell table:style-name="ce5" office:value-type="string" calcext:value-type="string">
            <text:p>Value ← JSValue</text:p>
          </table:table-cell>
          <table:table-cell/>
          <table:table-cell table:style-name="ce5" office:value-type="string" calcext:value-type="string">
            <text:p>Release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TRING</text:p>
          </table:table-cell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YMBOL</text:p>
          </table:table-cell>
          <table:table-cell/>
          <table:table-cell table:style-name="ce5" office:value-type="string" calcext:value-type="string">
            <text:p>Type ← TYP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OBJECT</text:p>
          </table:table-cell>
          <table:table-cell/>
          <table:table-cell table:style-name="ce5" office:value-type="string" calcext:value-type="string">
            <text:p>IsDefined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FUNCTION</text:p>
          </table:table-cell>
          <table:table-cell/>
          <table:table-cell table:style-name="ce5" office:value-type="string" calcext:value-type="string">
            <text:p>IsObject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Equal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Delet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ll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4" office:value-type="string" calcext:value-type="string">
            <text:p>TryGet ← ????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e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dex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Length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stanceOf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hen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Objec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t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6"/>
          <table:table-cell/>
          <table:table-cell table:style-name="ce6"/>
          <table:table-cell table:number-columns-repeated="16370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default-cell-style-name="ce16"/>
        <table:table-column table:style-name="co4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 ← *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36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 ← []*Node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42" office:value-type="string" calcext:value-type="string">
            <text:p>Classes ← 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ODE_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8" office:value-type="string" calcext:value-type="string">
            <text:p>Reset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8" office:value-type="string" calcext:value-type="string">
            <text:p>SetClass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InDOM() ← bool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50" office:value-type="string" calcext:value-type="string">
            <text:p>RenderCompon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6"/>
          <table:table-cell table:style-name="Default"/>
          <table:table-cell table:style-name="ce62" office:value-type="string" calcext:value-type="string">
            <text:p>Children ← []*Elements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6" office:value-type="string" calcext:value-type="string">
            <text:p>ChildrenByTagName ← []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6" office:value-type="string" calcext:value-type="string">
            <text:p>ChildrenByClassName ← []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All ← []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5"/>
          <table:table-cell table:style-name="Default"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renCount ← int</text:p>
          </table:table-cell>
          <table:table-cell table:style-name="Default"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51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/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1" office:value-type="string" calcext:value-type="string">
            <text:p>ChildById ← *Element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5"/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41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4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Element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Tokens</text:p>
          </table:table-cell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08T18:02:53.122000000</dc:date>
    <meta:editing-duration>P1DT16H14M13S</meta:editing-duration>
    <meta:editing-cycles>64</meta:editing-cycles>
    <meta:generator>LibreOffice/7.4.3.2$Windows_X86_64 LibreOffice_project/1048a8393ae2eeec98dff31b5c133c5f1d08b890</meta:generator>
    <meta:document-statistic meta:table-count="6" meta:cell-count="474" meta:object-count="0"/>
  </office:meta>
</office:document-meta>
</file>